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2483" officeooo:paragraph-rsid="001a2483"/>
    </style:style>
    <style:style style:name="P2" style:family="paragraph" style:parent-style-name="Standard" style:list-style-name="L1">
      <style:text-properties officeooo:rsid="001a2483" officeooo:paragraph-rsid="001a2483"/>
    </style:style>
    <style:style style:name="P3" style:family="paragraph" style:parent-style-name="Standard" style:list-style-name="L1">
      <style:text-properties officeooo:rsid="001a9abb" officeooo:paragraph-rsid="001a9abb"/>
    </style:style>
    <style:style style:name="P4" style:family="paragraph" style:parent-style-name="Standard" style:list-style-name="L1">
      <style:text-properties officeooo:rsid="001c0131" officeooo:paragraph-rsid="001c0131"/>
    </style:style>
    <style:style style:name="P5" style:family="paragraph" style:parent-style-name="Standard" style:list-style-name="L1">
      <style:text-properties officeooo:rsid="001dd47f" officeooo:paragraph-rsid="001dd47f"/>
    </style:style>
    <style:style style:name="P6" style:family="paragraph" style:parent-style-name="Standard" style:list-style-name="L1">
      <style:text-properties officeooo:rsid="002044a2" officeooo:paragraph-rsid="002044a2"/>
    </style:style>
    <style:style style:name="P7" style:family="paragraph" style:parent-style-name="Standard" style:list-style-name="L1">
      <style:text-properties officeooo:rsid="0021a18d" officeooo:paragraph-rsid="0021a18d"/>
    </style:style>
    <style:style style:name="P8" style:family="paragraph" style:parent-style-name="Standard" style:list-style-name="L1">
      <style:text-properties officeooo:rsid="0022de33" officeooo:paragraph-rsid="0021a18d"/>
    </style:style>
    <style:style style:name="T1" style:family="text">
      <style:text-properties officeooo:rsid="001f20f6"/>
    </style:style>
    <style:style style:name="T2" style:family="text">
      <style:text-properties officeooo:rsid="0021a18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rrection </text:p>
      <text:p text:style-name="P1">Commentaire</text:p>
      <text:p text:style-name="P1"/>
      <text:p text:style-name="P1">Hobbes</text:p>
      <text:p text:style-name="P1"/>
      <text:p text:style-name="P1"/>
      <text:p text:style-name="P1">Thèse : La doctrine du juste et de l’injuste est débattue en permanence car elle s’oppose aux intérêts des hommes. </text:p>
      <text:p text:style-name="P1"/>
      <text:p text:style-name="P1"/>
      <text:list xml:id="list7001984067799257976" text:style-name="L1">
        <text:list-item>
          <text:p text:style-name="P2">L’origine des conceptions morales des individus (l. 1-5)</text:p>
          <text:list>
            <text:list-item>
              <text:p text:style-name="P3">Les gens ignorent les raisons pour lesquelles telle chose est juste ou injuste </text:p>
            </text:list-item>
            <text:list-item>
              <text:p text:style-name="P3">Comme ça ne provient pas de la réflexion, ça provient de l’observation </text:p>
            </text:list-item>
            <text:list-item>
              <text:p text:style-name="P4">Ils vont considérer comme juste ce qui est collectivement considéré comme juste </text:p>
            </text:list-item>
          </text:list>
          <text:p text:style-name="P4"/>
        </text:list-item>
        <text:list-item>
          <text:p text:style-name="P2">Pourquoi la doctrine est débattue (l. 5-10)</text:p>
          <text:list>
            <text:list-item>
              <text:p text:style-name="P4">Les adultes se comportent de la même manière que les petits enfants </text:p>
            </text:list-item>
            <text:list-item>
              <text:p text:style-name="P4">Il y a un élément de ressemblance et un élément de dissemblance </text:p>
              <text:list>
                <text:list-header>
                  <text:p text:style-name="P4">Ressemblance : ils vont se fier à la récompense et à la punition </text:p>
                  <text:p text:style-name="P4">Dissemblance : Les adultes ont la force et l’obstination pour contester </text:p>
                </text:list-header>
              </text:list>
              <text:p text:style-name="P4"/>
            </text:list-item>
            <text:list-item>
              <text:p text:style-name="P5">Difficulté : On dirait qu’il se contredit </text:p>
              <text:list>
                <text:list-header>
                  <text:p text:style-name="P5">Les hommes <text:span text:style-name="T1">ne se servent pas de la raison pour savoir ce qui est juste ou injuste </text:span></text:p>
                  <text:p text:style-name="P6">Mais il utilise la raison </text:p>
                  <text:p text:style-name="P6"/>
                  <text:p text:style-name="P6">Il y a deux usages de la raison </text:p>
                  <text:list>
                    <text:list-header>
                      <text:p text:style-name="P6">La raison axiologique, qui discerne les valeurs </text:p>
                      <text:p text:style-name="P6">La raison instrumentale, qui calcule le moyen par rapport à la fin </text:p>
                    </text:list-header>
                  </text:list>
                </text:list-header>
              </text:list>
            </text:list-item>
          </text:list>
          <text:p text:style-name="P2"/>
        </text:list-item>
        <text:list-item>
          <text:p text:style-name="P2"><text:span text:style-name="T2">Exemple de la géométrie</text:span> (l. 10-17) </text:p>
          <text:list>
            <text:list-item>
              <text:p text:style-name="P7">La géométrie ne s’oppose pas aux intérêts des hommes, donc elle n’est pas débattue </text:p>
            </text:list-item>
            <text:list-item>
              <text:p text:style-name="P7">Selon Hobbes, une doctrine est débattue quand il y a une lutte pour le pouvoir </text:p>
              <text:p text:style-name="P8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08:39:05.289000000</meta:creation-date>
    <dc:date>2019-03-22T15:19:44.605000000</dc:date>
    <meta:editing-duration>PT28M2S</meta:editing-duration>
    <meta:editing-cycles>7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24" meta:word-count="227" meta:character-count="1254" meta:non-whitespace-character-count="1044"/>
  </office:meta>
</office:document-meta>
</file>